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908cm" fo:min-width="2.834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908cm" fo:min-width="2.836cm"/>
      <style:paragraph-properties style:writing-mode="lr-tb"/>
    </style:style>
    <style:style style:name="gr3" style:family="graphic" style:parent-style-name="standard">
      <style:graphic-properties draw:marker-start="" draw:marker-start-width="0.3cm" draw:marker-end="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3cm" fo:min-width="7.933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 style:font-size-asian="14pt" style:font-size-complex="14pt"/>
    </style:style>
    <style:style style:name="P2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34cm" svg:height="2.158cm" draw:transform="rotate (-3.14159265358979) translate (6.849cm 5.052cm)">
          <text:p text:style-name="P1"><text:span text:style-name="T1">Fixed Mass</text:span></text:p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" draw:text-style-name="P2" draw:layer="layout" svg:width="3.336cm" svg:height="2.158cm" svg:x="3.488cm" svg:y="8.995cm">
          <text:p text:style-name="P1"><text:span text:style-name="T1">Movable Mass</text:span>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3" draw:layer="layout" svg:x1="5.071cm" svg:y1="5.053cm" svg:x2="5.071cm" svg:y2="6.068cm">
          <text:p/>
        </draw:line>
        <draw:line draw:style-name="gr3" draw:text-style-name="P3" draw:layer="layout" svg:x1="5.071cm" svg:y1="6.069cm" svg:x2="5.404cm" svg:y2="6.703cm">
          <text:p/>
        </draw:line>
        <draw:line draw:style-name="gr3" draw:text-style-name="P3" draw:layer="layout" svg:x1="4.627cm" svg:y1="7.211cm" svg:x2="5.071cm" svg:y2="8.099cm">
          <text:p/>
        </draw:line>
        <draw:line draw:style-name="gr3" draw:text-style-name="P3" draw:layer="layout" svg:x1="5.353cm" svg:y1="6.692cm" svg:x2="4.676cm" svg:y2="7.236cm">
          <text:p/>
        </draw:line>
        <draw:line draw:style-name="gr3" draw:text-style-name="P3" draw:layer="layout" svg:x1="5.071cm" svg:y1="8.099cm" svg:x2="5.071cm" svg:y2="8.987cm">
          <text:p/>
        </draw:line>
        <draw:frame draw:style-name="gr4" draw:text-style-name="P4" draw:layer="layout" svg:width="8.465cm" svg:height="1.263cm" svg:x="0.945cm" svg:y="1.145cm">
          <draw:text-box>
            <text:p>Simple Mass-Spring System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4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7T13:28:17.118795566</meta:creation-date>
    <dc:date>2022-04-28T12:47:58.988256739</dc:date>
    <meta:editing-duration>PT19M28S</meta:editing-duration>
    <meta:editing-cycles>4</meta:editing-cycles>
    <meta:generator>LibreOffice/6.4.7.2$Linux_X86_64 LibreOffice_project/40$Build-2</meta:generator>
    <meta:document-statistic meta:object-count="8"/>
  </office:meta>
</office:document-meta>
</file>